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Franklin Gothic Demi" svg:font-family="'Franklin Gothic Dem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3.55cm" fo:min-width="27.2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27.2cm"/>
    </style:style>
    <style:style style:name="gr3" style:family="graphic" style:parent-style-name="standard">
      <style:graphic-properties draw:stroke="none" draw:marker-start="" draw:fill="none" draw:textarea-horizontal-align="justify" draw:textarea-vertical-align="middle" draw:auto-grow-height="false" fo:min-height="1.437cm" fo:min-width="6.4cm"/>
    </style:style>
    <style:style style:name="gr4" style:family="graphic" style:parent-style-name="standard">
      <style:graphic-properties draw:stroke="none" draw:marker-start="" draw:fill="none" draw:textarea-horizontal-align="justify" draw:textarea-vertical-align="middle" draw:auto-grow-height="false" fo:min-height="1.437cm" fo:min-width="6.5cm"/>
    </style:style>
    <style:style style:name="gr5" style:family="graphic" style:parent-style-name="standard">
      <style:graphic-properties draw:stroke="none" draw:marker-start="" draw:fill="none" draw:textarea-horizontal-align="justify" draw:textarea-vertical-align="middle" draw:auto-grow-height="false" fo:min-height="1.438cm" fo:min-width="6.4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35cm" fo:min-width="8.76cm"/>
    </style:style>
    <style:style style:name="gr7" style:family="graphic" style:parent-style-name="standard">
      <style:graphic-properties draw:stroke="solid" svg:stroke-color="#729fcf" draw:textarea-horizontal-align="justify" draw:textarea-vertical-align="middle" draw:auto-grow-height="false" fo:min-height="1.55cm" fo:min-width="13.4cm"/>
    </style:style>
    <style:style style:name="gr8" style:family="graphic" style:parent-style-name="standard">
      <style:graphic-properties draw:stroke="solid" svg:stroke-color="#729fcf" draw:textarea-horizontal-align="justify" draw:textarea-vertical-align="middle" draw:auto-grow-height="false" fo:min-height="1.35cm" fo:min-width="27.2cm"/>
    </style:style>
    <style:style style:name="P1" style:family="paragraph">
      <style:paragraph-properties fo:text-align="center"/>
      <style:text-properties style:font-name="Franklin Gothic Demi" fo:font-size="66pt" fo:letter-spacing="0.12cm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  <style:text-properties style:font-name="Franklin Gothic Demi" fo:font-size="24pt" fo:letter-spacing="0.12cm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style:font-name="Bahnschrift SemiLight SemiConde" fo:font-size="30pt" fo:font-weight="bold"/>
    </style:style>
    <style:style style:name="P4" style:family="paragraph">
      <loext:graphic-properties draw:fill="none"/>
      <style:paragraph-properties fo:text-align="center"/>
      <style:text-properties style:font-name="Bahnschrift SemiLight SemiConde" fo:font-size="30pt" fo:font-weight="bold"/>
    </style:style>
    <style:style style:name="P5" style:family="paragraph">
      <style:paragraph-properties fo:text-align="center"/>
      <style:text-properties style:font-name="Franklin Gothic Demi" fo:font-size="32pt" fo:letter-spacing="0.06cm" fo:font-weight="normal"/>
    </style:style>
    <style:style style:name="P6" style:family="paragraph">
      <style:paragraph-properties fo:text-align="center"/>
      <style:text-properties style:font-name="Franklin Gothic Demi" fo:font-size="24pt" fo:letter-spacing="0.06cm" fo:font-weight="normal" style:font-size-asian="24pt" style:font-size-complex="24pt"/>
    </style:style>
    <style:style style:name="T1" style:family="text">
      <style:text-properties fo:letter-spacing="0.12cm" fo:font-weight="bold" style:font-size-asian="54pt" style:font-weight-asian="bold" style:font-size-complex="54pt" style:font-weight-complex="bold"/>
    </style:style>
    <style:style style:name="T2" style:family="text">
      <style:text-properties style:font-name="Franklin Gothic Demi" fo:font-size="24pt" fo:letter-spacing="0.12cm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7.7cm" svg:height="3.8cm" svg:x="1cm" svg:y="1cm">
          <text:p text:style-name="P1"><text:span text:style-name="T1">CLASES DE APOY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1.7cm" svg:x="1cm" svg:y="11.7cm">
          <text:p text:style-name="P2"><text:span text:style-name="T2">OTRAS OPCIONES EDUCATIVA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1.687cm" svg:x="1cm" svg:y="6.2cm">
          <text:p text:style-name="P3">MATEMÁTIC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1.687cm" svg:x="1cm" svg:y="9.2cm">
          <text:p text:style-name="P3">FÍSIC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687cm" svg:x="7.9cm" svg:y="9.2cm">
          <text:p text:style-name="P3">TIC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1.688cm" svg:x="14.86cm" svg:y="6.199cm">
          <text:p text:style-name="P3">BIOLOGÍ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687cm" svg:x="7.9cm" svg:y="6.2cm">
          <text:p text:style-name="P3">QUÍMIC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cm" svg:height="1.687cm" svg:x="14.9cm" svg:y="9.2cm">
          <text:p text:style-name="P3">HISTORI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1.688cm" svg:x="21.8cm" svg:y="6.2cm">
          <text:p text:style-name="P3">LENGU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1.688cm" svg:x="21.8cm" svg:y="9.2cm">
          <text:p text:style-name="P3">TALL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26cm" svg:height="1.6cm" svg:x="1cm" svg:y="14.3cm">
          <text:p text:style-name="P3">ROBÓTIC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26cm" svg:height="1.6cm" svg:x="10.25cm" svg:y="14.3cm">
          <text:p text:style-name="P3">PROGRAMACIÓ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26cm" svg:height="1.6cm" svg:x="19.5cm" svg:y="14.3cm">
          <text:p text:style-name="P3">ARDUINO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.9cm" svg:height="1.8cm" svg:x="1cm" svg:y="18.2cm">
          <text:p text:style-name="P5">011-4463-920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.9cm" svg:height="1.8cm" svg:x="14.8cm" svg:y="18.2cm">
          <text:p text:style-name="P5">011-4463-92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7.7cm" svg:height="1.6cm" svg:x="1cm" svg:y="16.6cm">
          <text:p text:style-name="P6"><text:span text:style-name="T3">CONSULTE POR OTRAS ÁREA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Franklin Gothic Demi" svg:font-family="'Franklin Gothic Dem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4:42:02.638000000</meta:creation-date>
    <dc:date>2019-02-20T15:28:16.064000000</dc:date>
    <meta:editing-duration>PT25M40S</meta:editing-duration>
    <meta:editing-cycles>5</meta:editing-cycles>
    <meta:generator>LibreOffice/6.1.3.2$Windows_X86_64 LibreOffice_project/86daf60bf00efa86ad547e59e09d6bb77c699acb</meta:generator>
    <meta:document-statistic meta:object-count="16"/>
  </office:meta>
</office:document-meta>
</file>